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8">%=LETTRE_PARA2=%</text:p>
      <text:p text:style-name="P2"/>
      <text:p text:style-name="P7">%=LETTRE_PARA3=%</text:p>
      <text:p text:style-name="P10"/>
      <text:p text:style-name="P2">%=LETTRE_PARA4=%</text:p>
      <text:p text:style-name="P9"/>
      <text:p text:style-name="P9">%=LETTRE_PARA5=%</text:p>
      <text:p text:style-name="P11"/>
      <text:p text:style-name="P12">%#include <text:s/>signatures/CCB/standardAvecImageCCB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1-12-01T08:19:36</dc:date>
    <meta:print-date>2008-11-18T12:45:06</meta:print-date>
    <meta:editing-cycles>263</meta:editing-cycles>
    <meta:editing-duration>PT18H3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9" meta:character-count="188"/>
  </office:meta>
</office:document-meta>
</file>